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Post" style:family="table">
      <style:table-properties style:width="3.84cm" table:align="center" fo:keep-with-next="always"/>
    </style:style>
    <style:style style:name="ePost.A" style:family="table-column">
      <style:table-column-properties style:column-width="1.288cm"/>
    </style:style>
    <style:style style:name="ePost.B" style:family="table-column">
      <style:table-column-properties style:column-width="0.631cm"/>
    </style:style>
    <style:style style:name="ePost.C" style:family="table-column">
      <style:table-column-properties style:column-width="0.584cm"/>
    </style:style>
    <style:style style:name="ePost.D" style:family="table-column">
      <style:table-column-properties style:column-width="1.337cm"/>
    </style:style>
    <style:style style:name="ePost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ePost.2" style:family="table-row">
      <style:table-row-properties style:min-row-height="0.93cm"/>
    </style:style>
    <style:style style:name="ePost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ePost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fd192c" officeooo:paragraph-rsid="001ad3ee"/>
    </style:style>
    <style:style style:name="P2" style:family="paragraph" style:parent-style-name="Text_20_body">
      <style:text-properties officeooo:rsid="009b3a19" officeooo:paragraph-rsid="001ad3ee"/>
    </style:style>
    <style:style style:name="P3" style:family="paragraph" style:parent-style-name="Text_20_body">
      <style:text-properties fo:font-weight="bold" officeooo:rsid="00941132" officeooo:paragraph-rsid="001ad3ee" style:font-weight-asian="bold" style:font-weight-complex="bold"/>
    </style:style>
    <style:style style:name="P4" style:family="paragraph" style:parent-style-name="Standard">
      <style:text-properties fo:font-weight="normal" officeooo:paragraph-rsid="001ad3ee" style:font-weight-asian="normal" style:font-weight-complex="normal"/>
    </style:style>
    <style:style style:name="P5" style:family="paragraph" style:parent-style-name="Standard" style:list-style-name="L1">
      <style:text-properties officeooo:rsid="0101179f" officeooo:paragraph-rsid="001ad3ee"/>
    </style:style>
    <style:style style:name="P6" style:family="paragraph" style:parent-style-name="Standard" style:list-style-name="L1">
      <style:text-properties officeooo:rsid="0102a0de" officeooo:paragraph-rsid="001ad3ee"/>
    </style:style>
    <style:style style:name="P7" style:family="paragraph" style:parent-style-name="Standard">
      <style:text-properties officeooo:paragraph-rsid="001ad3e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ee0412" officeooo:paragraph-rsid="001ad3e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f67d47" officeooo:paragraph-rsid="001ad3e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f04c03" officeooo:paragraph-rsid="001ad3e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f6ef76" officeooo:paragraph-rsid="001ad3ee"/>
    </style:style>
    <style:style style:name="P12" style:family="paragraph" style:parent-style-name="Heading_20_2">
      <style:text-properties fo:font-weight="bold" officeooo:paragraph-rsid="001ad3ee" style:font-weight-asian="bold" style:font-weight-complex="bold"/>
    </style:style>
    <style:style style:name="P13" style:family="paragraph" style:parent-style-name="Heading_20_2">
      <style:text-properties officeooo:paragraph-rsid="001ad3ee"/>
    </style:style>
    <style:style style:name="P14" style:family="paragraph" style:parent-style-name="Heading_20_1">
      <style:text-properties fo:language="en" fo:country="US" officeooo:rsid="00aaf467" officeooo:paragraph-rsid="001ad3ee"/>
    </style:style>
    <style:style style:name="P15" style:family="paragraph" style:parent-style-name="Heading_20_1">
      <style:text-properties officeooo:paragraph-rsid="001ad3ee"/>
    </style:style>
    <style:style style:name="P16" style:family="paragraph" style:parent-style-name="Heading_20_3">
      <style:text-properties officeooo:rsid="00fd511d" officeooo:paragraph-rsid="001ad3ee"/>
    </style:style>
    <style:style style:name="P17" style:family="paragraph" style:parent-style-name="Heading_20_3">
      <style:text-properties officeooo:paragraph-rsid="001ad3ee"/>
    </style:style>
    <style:style style:name="P18" style:family="paragraph" style:parent-style-name="Table">
      <style:paragraph-properties fo:text-align="center" style:justify-single-word="false"/>
      <style:text-properties officeooo:paragraph-rsid="001ad3ee"/>
    </style:style>
    <style:style style:name="P19" style:family="paragraph" style:parent-style-name="Heading_20_4">
      <style:text-properties officeooo:paragraph-rsid="001ad3ee"/>
    </style:style>
    <style:style style:name="T1" style:family="text">
      <style:text-properties fo:font-weight="normal" officeooo:rsid="006c293f" style:font-weight-asian="normal" style:font-weight-complex="normal"/>
    </style:style>
    <style:style style:name="T2" style:family="text">
      <style:text-properties fo:font-weight="normal" officeooo:rsid="00933e42" style:font-weight-asian="normal" style:font-weight-complex="normal"/>
    </style:style>
    <style:style style:name="T3" style:family="text">
      <style:text-properties officeooo:rsid="00933e42"/>
    </style:style>
    <style:style style:name="T4" style:family="text">
      <style:text-properties officeooo:rsid="0101179f"/>
    </style:style>
    <style:style style:name="T5" style:family="text">
      <style:text-properties officeooo:rsid="00fd511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8f3202"/>
    </style:style>
    <style:style style:name="T8" style:family="text">
      <style:text-properties officeooo:rsid="009b3a19"/>
    </style:style>
    <style:style style:name="T9" style:family="text">
      <style:text-properties officeooo:rsid="0099b7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Application</text:h>
      <text:p text:style-name="P7"/>
      <text:h text:style-name="P13" text:outline-level="2"><text:bookmark-start text:name="__RefHeading__2750_1499670742"/><text:span text:style-name="T1">Lightweight Directory Access Protocol (LDAP</text:span><text:span text:style-name="T2">)</text:span><text:bookmark-end text:name="__RefHeading__2750_1499670742"/></text:h>
      <text:p text:style-name="P7"/>
      <text:h text:style-name="P12" text:outline-level="2"><text:bookmark-start text:name="__RefHeading__2752_1499670742"/><text:span text:style-name="T3">W</text:span>eb browser<text:bookmark-end text:name="__RefHeading__2752_1499670742"/></text:h>
      <text:p text:style-name="P4"/>
      <text:h text:style-name="P12" text:outline-level="2"><text:bookmark-start text:name="__RefHeading__2575_1499670742"/>Email<text:bookmark-end text:name="__RefHeading__2575_1499670742"/></text:h>
      <text:h text:style-name="P16" text:outline-level="3"><text:bookmark-start text:name="__RefHeading__2682_1062966960"/>ePOST / POST<text:bookmark-end text:name="__RefHeading__2682_1062966960"/></text:h>
      <table:table table:name="ePost" table:style-name="ePost">
        <table:table-column table:style-name="ePost.A"/>
        <table:table-column table:style-name="ePost.B"/>
        <table:table-column table:style-name="ePost.C"/>
        <table:table-column table:style-name="ePost.D"/>
        <table:table-row>
          <table:table-cell table:style-name="ePost.A1" table:number-columns-spanned="4" office:value-type="string">
            <text:p text:style-name="P1">Email Client </text:p>
          </table:table-cell>
          <table:covered-table-cell/>
          <table:covered-table-cell/>
          <table:covered-table-cell/>
        </table:table-row>
        <table:table-row table:style-name="ePost.2">
          <table:table-cell table:style-name="ePost.A2" office:value-type="string">
            <text:p text:style-name="P1">IMAP</text:p>
          </table:table-cell>
          <table:table-cell table:style-name="ePost.A2" table:number-columns-spanned="2" office:value-type="string">
            <text:p text:style-name="P1">POP3</text:p>
          </table:table-cell>
          <table:covered-table-cell/>
          <table:table-cell table:style-name="ePost.D2" office:value-type="string">
            <text:p text:style-name="P1">SMTP</text:p>
          </table:table-cell>
        </table:table-row>
        <table:table-row table:style-name="ePost.2">
          <table:table-cell table:style-name="ePost.D2" table:number-columns-spanned="4" office:value-type="string">
            <text:p text:style-name="P1">ePOST</text:p>
          </table:table-cell>
          <table:covered-table-cell/>
          <table:covered-table-cell/>
          <table:covered-table-cell/>
        </table:table-row>
        <table:table-row table:style-name="ePost.2">
          <table:table-cell table:style-name="ePost.D2" table:number-columns-spanned="4" office:value-type="string">
            <text:p text:style-name="P1">POST </text:p>
          </table:table-cell>
          <table:covered-table-cell/>
          <table:covered-table-cell/>
          <table:covered-table-cell/>
        </table:table-row>
        <table:table-row table:style-name="ePost.2">
          <table:table-cell table:style-name="ePost.A2" table:number-columns-spanned="2" office:value-type="string">
            <text:p text:style-name="P1">PAST </text:p>
          </table:table-cell>
          <table:covered-table-cell/>
          <table:table-cell table:style-name="ePost.D2" table:number-columns-spanned="2" office:value-type="string">
            <text:p text:style-name="P1">Scribe</text:p>
          </table:table-cell>
          <table:covered-table-cell/>
        </table:table-row>
        <table:table-row table:style-name="ePost.2">
          <table:table-cell table:style-name="ePost.D2" table:number-columns-spanned="4" office:value-type="string">
            <text:p text:style-name="P1">Pastry </text:p>
          </table:table-cell>
          <table:covered-table-cell/>
          <table:covered-table-cell/>
          <table:covered-table-cell/>
        </table:table-row>
      </table:table>
      <text:p text:style-name="P18">Table <text:sequence text:ref-name="refTable3" text:name="Table" text:formula="ooow:Table+1" style:num-format="1">1</text:sequence>: eP<text:span text:style-name="T4">OST</text:span> <text:span text:style-name="T5">Stack </text:span></text:p>
      <text:p text:style-name="P8">[ePOST-EuroSys]</text:p>
      <text:p text:style-name="P9">[POST-Thesis]</text:p>
      <text:p text:style-name="P10">[POST-HotOS]</text:p>
      <text:list xml:id="list4516905655371788133" text:style-name="L1">
        <text:list-item>
          <text:p text:style-name="P5">the ePOST/POST system has lots of good ideas, but it is <text:span text:style-name="T6">TOO</text:span> depend on the Pastry overlay system</text:p>
        </text:list-item>
      </text:list>
      <text:h text:style-name="P17" text:outline-level="3"><text:bookmark-start text:name="__RefHeading__3023_1062966960"/>glacier<text:bookmark-end text:name="__RefHeading__3023_1062966960"/></text:h>
      <text:p text:style-name="P11">[glacier]</text:p>
      <text:list xml:id="list83106381372352" text:continue-numbering="true" text:style-name="L1">
        <text:list-item>
          <text:p text:style-name="P6">the underlying idea could adapted to our project</text:p>
        </text:list-item>
      </text:list>
      <text:h text:style-name="P17" text:outline-level="3"><text:bookmark-start text:name="__RefHeading__1927_1399434801"/><text:span text:style-name="T7">E</text:span>mails <text:span text:style-name="T8">Address</text:span><text:bookmark-end text:name="__RefHeading__1927_1399434801"/></text:h>
      <text:p text:style-name="P2">The emails system supports all modes intermix in one email address</text:p>
      <text:h text:style-name="P19" text:outline-level="4"><text:bookmark-start text:name="__RefHeading__1929_1399434801"/>source routing<text:bookmark-end text:name="__RefHeading__1929_1399434801"/></text:h>
      <text:p text:style-name="P3">Not <text:span text:style-name="T9">Recommended:</text:span></text:p>
      <text:h text:style-name="P19" text:outline-level="4"><text:bookmark-start text:name="__RefHeading__1931_1399434801"/>Geo routing<text:bookmark-end text:name="__RefHeading__1931_1399434801"/></text:h>
      <text:p text:style-name="P2">The address can include a Geohash location</text:p>
      <text:h text:style-name="P19" text:outline-level="4"><text:bookmark-start text:name="__RefHeading__1933_1399434801"/>inCare of routing<text:bookmark-end text:name="__RefHeading__1933_1399434801"/><text:bookmark text:name="firstHeading1"/></text:h>
      <text:p text:style-name="P7"/>
      <text:h text:style-name="P15" text:outline-level="1"><text:bookmark-start text:name="__RefHeading__761_1023299587"/><text:soft-page-break/>web of trust<text:bookmark-end text:name="__RefHeading__761_1023299587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8:30:42.182922139</meta:creation-date>
    <dc:date>2016-07-12T08:31:03.793842486</dc:date>
    <dc:creator>Tom Sparks</dc:creator>
    <meta:editing-duration>P0D</meta:editing-duration>
    <meta:editing-cycles>1</meta:editing-cycles>
    <meta:document-statistic meta:table-count="1" meta:image-count="0" meta:object-count="0" meta:page-count="2" meta:paragraph-count="30" meta:word-count="91" meta:character-count="550" meta:non-whitespace-character-count="486"/>
    <meta:generator>LibreOffice/4.2.8.2$Linux_X86_64 LibreOffice_project/420m0$Build-2</meta:generator>
  </office:meta>
</office:document-meta>
</file>